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  <style:text-properties fo:color="#000000" loext:opacity="100%" style:font-name="Consolas" fo:font-size="10.5pt" fo:font-weight="normal" fo:background-color="#fffffe"/>
    </style:style>
    <style:style style:name="P2" style:family="paragraph" style:parent-style-name="Standard">
      <style:paragraph-properties style:line-height-at-least="0.503cm"/>
      <style:text-properties fo:color="#aaaaaa" loext:opacity="100%" style:font-name="Consolas" fo:font-size="10.5pt" fo:font-weight="normal" fo:background-color="#fffffe"/>
    </style:style>
    <style:style style:name="P3" style:family="paragraph" style:parent-style-name="Standard">
      <style:paragraph-properties style:line-height-at-least="0.503cm"/>
    </style:style>
    <style:style style:name="P4" style:family="paragraph" style:parent-style-name="Standard">
      <style:text-properties officeooo:rsid="0010339d" officeooo:paragraph-rsid="0010339d"/>
    </style:style>
    <style:style style:name="P5" style:family="paragraph" style:parent-style-name="Standard">
      <style:paragraph-properties fo:text-align="center" style:justify-single-word="false"/>
      <style:text-properties fo:font-weight="bold" officeooo:rsid="0010339d" officeooo:paragraph-rsid="0010339d" style:font-weight-asian="bold" style:font-weight-complex="bold"/>
    </style:style>
    <style:style style:name="P6" style:family="paragraph" style:parent-style-name="Standard">
      <style:paragraph-properties fo:margin-top="0cm" fo:margin-bottom="0.499cm" style:contextual-spacing="false" style:line-height-at-least="0.503cm"/>
    </style:style>
    <style:style style:name="T1" style:family="text">
      <style:text-properties fo:color="#0000ff" loext:opacity="100%"/>
    </style:style>
    <style:style style:name="T2" style:family="text">
      <style:text-properties fo:color="#0000ff" loext:opacity="100%" style:font-name="Consolas" fo:font-size="10.5pt" fo:font-weight="normal" fo:background-color="#fffffe" loext:char-shading-value="0"/>
    </style:style>
    <style:style style:name="T3" style:family="text">
      <style:text-properties fo:color="#000000" loext:opacity="100%" style:font-name="Consolas" fo:font-size="10.5pt" fo:font-weight="normal" fo:background-color="#fffffe" loext:char-shading-value="0"/>
    </style:style>
    <style:style style:name="T4" style:family="text">
      <style:text-properties fo:color="#09885a" loext:opacity="100%"/>
    </style:style>
    <style:style style:name="T5" style:family="text">
      <style:text-properties fo:color="#a31515" loext:opacity="100%"/>
    </style:style>
    <style:style style:name="T6" style:family="text">
      <style:text-properties fo:color="#008080" loext:opacity="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Repaso de JavaScript</text:p>
      <text:p text:style-name="P4"/>
      <text:p text:style-name="P1"><text:span text:style-name="T1">var</text:span> x = <text:span text:style-name="T4">5</text:span>;</text:p>
      <text:p text:style-name="P1">console.log(x);</text:p>
      <text:p text:style-name="P1"><text:span text:style-name="T1">var</text:span> y;</text:p>
      <text:p text:style-name="P1">y = parseInt(prompt(<text:span text:style-name="T5">"Insertar un número"</text:span>));</text:p>
      <text:p text:style-name="P1">console.log(y);</text:p>
      <text:p text:style-name="P6"/>
      <text:p text:style-name="P1"><text:span text:style-name="T1">if</text:span> (y &gt; <text:span text:style-name="T4">5</text:span>) {</text:p>
      <text:p text:style-name="P1">console.log(y);</text:p>
      <text:p text:style-name="P1">} <text:span text:style-name="T1">else</text:span> {</text:p>
      <text:p text:style-name="P1">y++;</text:p>
      <text:p text:style-name="P1">console.log(y);</text:p>
      <text:p text:style-name="P1">}</text:p>
      <text:p text:style-name="P6"/>
      <text:p text:style-name="P1"><text:span text:style-name="T1">for</text:span> (i = <text:span text:style-name="T4">0</text:span>; i &lt; <text:span text:style-name="T4">5</text:span>; i++) {</text:p>
      <text:p text:style-name="P1">console.log(i); </text:p>
      <text:p text:style-name="P1">}</text:p>
      <text:p text:style-name="P3"/>
      <text:p text:style-name="P1">k = <text:span text:style-name="T4">0</text:span>;</text:p>
      <text:p text:style-name="P1"><text:span text:style-name="T1">while</text:span> ( k &lt; <text:span text:style-name="T4">5</text:span>) {</text:p>
      <text:p text:style-name="P1">console.log(<text:span text:style-name="T5">"Valores de k: "</text:span> + k);</text:p>
      <text:p text:style-name="P1">k++; </text:p>
      <text:p text:style-name="P1">}</text:p>
      <text:p text:style-name="P3"/>
      <text:p text:style-name="P1"><text:span text:style-name="T1">var</text:span> array1 = [];</text:p>
      <text:p text:style-name="P1"><text:span text:style-name="T1">var</text:span> array2 = <text:span text:style-name="T1">new</text:span> <text:span text:style-name="T6">Array</text:span>();</text:p>
      <text:p text:style-name="P1"><text:span text:style-name="T1">var</text:span> array3 = [<text:span text:style-name="T4">3</text:span>, <text:span text:style-name="T4">5</text:span>, <text:span text:style-name="T4">6</text:span>];</text:p>
      <text:p text:style-name="P3"/>
      <text:p text:style-name="P1">array1.push(<text:span text:style-name="T4">8</text:span>);</text:p>
      <text:p text:style-name="P1">console.log(array1[<text:span text:style-name="T4">0</text:span>]);</text:p>
      <text:p text:style-name="P1">console.log(array3[<text:span text:style-name="T4">0</text:span>]);</text:p>
      <text:p text:style-name="P1">console.log(array3);</text:p>
      <text:p text:style-name="P3"><text:span text:style-name="T2"/></text:p>
      <text:p text:style-name="P3"><text:span text:style-name="T2">var</text:span><text:span text:style-name="T3"> sumar = </text:span><text:span text:style-name="T2">function</text:span><text:span text:style-name="T3">(num1, num2) {</text:span></text:p>
      <text:p text:style-name="P1"><text:span text:style-name="T1">var</text:span> suma = num1 + num2;</text:p>
      <text:p text:style-name="P1"><text:span text:style-name="T1">return</text:span> suma;</text:p>
      <text:p text:style-name="P1">}</text:p>
      <text:p text:style-name="P3"/>
      <text:p text:style-name="P2">//var z = x + y;</text:p>
      <text:p text:style-name="P1"><text:span text:style-name="T1">var</text:span> z = sumar(x, y);</text:p>
      <text:p text:style-name="P1">console.log(z);</text:p>
      <text:p text:style-name="P3"/>
      <text:p text:style-name="P1"><text:span text:style-name="T1">var</text:span> w = sumar(x, z);</text:p>
      <text:p text:style-name="P3"><text:span text:style-name="T3">console.log(w);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'Courier New', monospace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CO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CO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7-17T16:39:08.602000000</meta:creation-date>
    <dc:date>2021-07-17T20:23:35.356000000</dc:date>
    <meta:editing-duration>PT3H44M26S</meta:editing-duration>
    <meta:editing-cycles>3</meta:editing-cycles>
    <meta:generator>LibreOffice/7.0.4.2$Windows_X86_64 LibreOffice_project/dcf040e67528d9187c66b2379df5ea4407429775</meta:generator>
    <meta:document-statistic meta:table-count="0" meta:image-count="0" meta:object-count="0" meta:page-count="1" meta:paragraph-count="36" meta:word-count="108" meta:character-count="569" meta:non-whitespace-character-count="495"/>
  </office:meta>
</office:document-meta>
</file>